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Dotted for Powerline" svg:font-family="'Droid Sans Mono Dotted for Powerline'" style:font-family-generic="swiss"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Droid Sans Mono Dotted for Powerline" fo:font-size="14pt" officeooo:rsid="0012b041" officeooo:paragraph-rsid="0012b041" style:font-size-asian="14pt" style:font-size-complex="14pt"/>
    </style:style>
    <style:style style:name="P2" style:family="paragraph" style:parent-style-name="Standard">
      <style:text-properties style:font-name="Droid Sans Mono Dotted for Powerline" fo:font-size="14pt" officeooo:rsid="0012b041" officeooo:paragraph-rsid="0013b447" style:font-size-asian="14pt" style:font-size-complex="14pt"/>
    </style:style>
    <style:style style:name="P3" style:family="paragraph" style:parent-style-name="Standard">
      <style:text-properties style:font-name="Droid Sans Mono Dotted for Powerline" fo:font-size="14pt" officeooo:rsid="0013b447" officeooo:paragraph-rsid="0013b447" style:font-size-asian="14pt" style:font-size-complex="14pt"/>
    </style:style>
    <style:style style:name="P4" style:family="paragraph" style:parent-style-name="Standard">
      <style:text-properties style:font-name="Droid Sans Mono Dotted for Powerline" fo:font-size="14pt" officeooo:rsid="00156662" officeooo:paragraph-rsid="00156662" style:font-size-asian="14pt" style:font-size-complex="14pt"/>
    </style:style>
    <style:style style:name="P5" style:family="paragraph" style:parent-style-name="Standard">
      <style:text-properties style:font-name="Droid Sans Mono Dotted for Powerline" fo:font-size="14pt" officeooo:rsid="00162f75" officeooo:paragraph-rsid="00162f75" style:font-size-asian="14pt" style:font-size-complex="14pt"/>
    </style:style>
    <style:style style:name="P6" style:family="paragraph" style:parent-style-name="Standard">
      <style:text-properties style:font-name="Droid Sans Mono Dotted for Powerline" fo:font-size="14pt" officeooo:rsid="0016a993" officeooo:paragraph-rsid="0016a993" style:font-size-asian="14pt" style:font-size-complex="14pt"/>
    </style:style>
    <style:style style:name="P7" style:family="paragraph" style:parent-style-name="Standard">
      <style:text-properties style:font-name="Droid Sans Mono Dotted for Powerline" fo:font-size="14pt" fo:font-weight="bold" officeooo:rsid="0012b041" officeooo:paragraph-rsid="0012b041" style:font-size-asian="14pt" style:font-weight-asian="bold" style:font-size-complex="14pt" style:font-weight-complex="bold"/>
    </style:style>
    <style:style style:name="P8" style:family="paragraph" style:parent-style-name="Standard">
      <style:text-properties style:font-name="Droid Sans Mono Dotted for Powerline" fo:font-size="14pt" fo:font-weight="bold" officeooo:rsid="0013b447" officeooo:paragraph-rsid="0013b447" style:font-size-asian="14pt" style:font-weight-asian="bold" style:font-size-complex="14pt" style:font-weight-complex="bold"/>
    </style:style>
    <style:style style:name="P9" style:family="paragraph" style:parent-style-name="Standard">
      <style:text-properties style:font-name="Droid Sans Mono Dotted for Powerline" fo:font-size="14pt" fo:font-weight="bold" officeooo:rsid="00156662" officeooo:paragraph-rsid="00156662" style:font-size-asian="14pt" style:font-weight-asian="bold" style:font-size-complex="14pt" style:font-weight-complex="bold"/>
    </style:style>
    <style:style style:name="T1" style:family="text">
      <style:text-properties officeooo:rsid="0013b447"/>
    </style:style>
    <style:style style:name="T2" style:family="text">
      <style:text-properties officeooo:rsid="00184c47"/>
    </style:style>
    <style:style style:name="T3" style:family="text">
      <style:text-properties officeooo:rsid="001a0d67"/>
    </style:style>
    <style:style style:name="T4" style:family="text">
      <style:text-properties officeooo:rsid="001ae6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I) Présentation membre du groupe</text:p>
      <text:p text:style-name="P1"/>
      <text:p text:style-name="P7">1.1) Contexte</text:p>
      <text:p text:style-name="P1"/>
      <text:p text:style-name="P2">Dans le cadre de notre DUT Informatique à l’IUT Lyon 1, nous sommes tenus de réaliser un projet tuteuré durant le second semestre. Ce projet s’étendant également sur le troisième semestre, il a pour but de répondre à une problématique précise et de mettre en oeuvre les compétences acquises au cours de la formation. Il a aussi vocation à faire découvrir de nouveaux domaines et <text:span text:style-name="T3">il nous permettra d’</text:span>élargir <text:span text:style-name="T3">nos</text:span> savoir à travers une auto-formation. </text:p>
      <text:p text:style-name="P2"/>
      <text:p text:style-name="P2">Ce projet se <text:span text:style-name="T1">découpe</text:span> en deux axes, le second semestre est dédié à la rédaction d’un cahier des charges fixant les objectifs du projet. La réalisation <text:span text:style-name="T3">pratique</text:span> <text:span text:style-name="T1">du projet s’effectuera durant le troisième semestre de la formation.</text:span></text:p>
      <text:p text:style-name="P2"/>
      <text:p text:style-name="P3">Malgré une liste de sujet<text:span text:style-name="T3">s</text:span> proposé<text:span text:style-name="T3">s</text:span>, notre groupe a voulu suivre ses propres motivations (présenté<text:span text:style-name="T3">es</text:span> plus loin dans ce document) et a choisi de proposer un sujet à M. Vidal.</text:p>
      <text:p text:style-name="P3">L’intitulé est le suivant : Verrouillage et déverrouil<text:span text:style-name="T2">l</text:span>age d’écran par reconnaissance faciale sur Linux.</text:p>
      <text:p text:style-name="P3"/>
      <text:p text:style-name="P8">1.2) Organisation et membres</text:p>
      <text:p text:style-name="P3"/>
      <text:p text:style-name="P3">L’équipe chargée de ce projet est constitué<text:span text:style-name="T3">e</text:span></text:p>
      <text:p text:style-name="P3">- Tuteur du projet : M. Vincent VIDAL</text:p>
      <text:p text:style-name="P3">- Chef du projet : M. Bruno INEC</text:p>
      <text:p text:style-name="P3">- Membres : Mme Sagar GUEYE, M. Matthieu KIRSCHLEGER, M. David ANANDANADARADJA et M. Pierre-Louis SERGENT</text:p>
      <text:p text:style-name="P3"/>
      <text:p text:style-name="P9">1.3) Compétences</text:p>
      <text:p text:style-name="P4"/>
      <text:p text:style-name="P4"><text:span text:style-name="T3">Notre projet</text:span> comporte deux contraintes principales : il nécessite une <text:span text:style-name="T3">bonne </text:span>connaissance du langage Python (explication choix outils cf III) et une maîtrise de l’OS Linux. L’impulsion de ces choix vien<text:span text:style-name="T3">t</text:span> en grande partie du chef de projet qui possède une expérience importante dans ces deux domaines. David et Pierre-Louis possèdent quant à <text:soft-page-break/>eux une expérience modérée dans l’utilisation de Linux (distribution Arch). L’ensemble des compétences individuelles est résumé ci après :</text:p>
      <text:p text:style-name="P4"/>
      <text:p text:style-name="P4">Python : </text:p>
      <text:p text:style-name="P4"/>
      <text:p text:style-name="P4">- Confirmé : Bruno INEC</text:p>
      <text:p text:style-name="P4">- Intermédiaire : Pierre-Louis SERGENT</text:p>
      <text:p text:style-name="P4">- Débutant : Sagar GUEYE, Matthieu KIRSCHLEGER, David ANANDA</text:p>
      <text:p text:style-name="P4"/>
      <text:p text:style-name="P4"/>
      <text:p text:style-name="P4">Linux :</text:p>
      <text:p text:style-name="P4"/>
      <text:p text:style-name="P4">- Confirmé : Bruno INEC</text:p>
      <text:p text:style-name="P4">- Intermédiaire : David ANANDA, Pierre-Louis SERGENT</text:p>
      <text:p text:style-name="P4">- Débutant : Sagar GUEYE, Matthieu KIRSCHLEGER</text:p>
      <text:p text:style-name="P4"/>
      <text:p text:style-name="P4"/>
      <text:p text:style-name="P5">Comme le montre le listing précédent, les compétences du groupe sont très disparates. Cela peut apparaître comme une contrainte, mais en réalité cela constitue une véritable opportunité pour tous les membres, afin de se former dans ces domaines, qui restent, importants pour la suite. Nous étions donc motivé<text:span text:style-name="T4">s</text:span> pour nous lancer dans un sujet avec nombre d’inconnus mais qui allait être fort enrichissant.</text:p>
      <text:p text:style-name="P5"/>
      <text:p text:style-name="P6">A noter également que dans un tel projet, s’étendant sur une telle durée, les compétences humaines et plus généralement les compétences annexes à l’informatique ne sont pas <text:span text:style-name="T2">à </text:span>néglig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Dotted for Powerline" svg:font-family="'Droid Sans Mono Dotted for Powerline'" style:font-family-generic="swiss"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0T19:20:01.744163897</meta:creation-date>
    <meta:generator>LibreOffice/5.4.3.2$Linux_X86_64 LibreOffice_project/40m0$Build-2</meta:generator>
    <dc:date>2017-11-21T15:45:04.393570246</dc:date>
    <meta:editing-duration>PT1H21M21S</meta:editing-duration>
    <meta:editing-cycles>3</meta:editing-cycles>
    <meta:document-statistic meta:table-count="0" meta:image-count="0" meta:object-count="0" meta:page-count="2" meta:paragraph-count="23" meta:word-count="414" meta:character-count="2583" meta:non-whitespace-character-count="2189"/>
  </office:meta>
</office:document-meta>
</file>